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ConsPlusNormal" style:master-page-name="MP0" style:family="paragraph">
      <style:paragraph-properties fo:break-before="page" fo:text-align="center"/>
      <style:text-properties style:font-name="Times New Roman" style:font-name-complex="Times New Roman"/>
    </style:style>
    <style:style style:name="P2" style:parent-style-name="ConsPlusNormal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style:font-name-complex="Times New Roman"/>
    </style:style>
    <style:style style:name="T4" style:parent-style-name="Основнойшрифтабзаца" style:family="text">
      <style:text-properties style:font-name="Times New Roman" style:font-name-complex="Times New Roman" fo:language="en" fo:country="US"/>
    </style:style>
    <style:style style:name="T5" style:parent-style-name="Основнойшрифтабзаца" style:family="text">
      <style:text-properties style:font-name="Times New Roman" style:font-name-complex="Times New Roman"/>
    </style:style>
    <style:style style:name="T6" style:parent-style-name="Основнойшрифтабзаца" style:family="text">
      <style:text-properties style:font-name="Times New Roman" style:font-name-complex="Times New Roman"/>
    </style:style>
    <style:style style:name="P7" style:parent-style-name="ConsPlusNormal" style:family="paragraph">
      <style:paragraph-properties fo:text-align="center"/>
      <style:text-properties style:font-name="Times New Roman" style:font-name-complex="Times New Roman"/>
    </style:style>
    <style:style style:name="TableColumn9" style:family="table-column">
      <style:table-column-properties style:column-width="0.4812in" style:use-optimal-column-width="false"/>
    </style:style>
    <style:style style:name="TableColumn10" style:family="table-column">
      <style:table-column-properties style:column-width="2.2173in" style:use-optimal-column-width="false"/>
    </style:style>
    <style:style style:name="TableColumn11" style:family="table-column">
      <style:table-column-properties style:column-width="0.868in" style:use-optimal-column-width="false"/>
    </style:style>
    <style:style style:name="TableColumn12" style:family="table-column">
      <style:table-column-properties style:column-width="1.9298in" style:use-optimal-column-width="false"/>
    </style:style>
    <style:style style:name="TableColumn13" style:family="table-column">
      <style:table-column-properties style:column-width="1.9847in" style:use-optimal-column-width="false"/>
    </style:style>
    <style:style style:name="Table8" style:family="table">
      <style:table-properties style:width="7.4812in" fo:margin-left="-0.0465in" table:align="left"/>
    </style:style>
    <style:style style:name="TableRow14" style:family="table-row">
      <style:table-row-properties style:min-row-height="1.6729in" style:use-optimal-row-height="false"/>
    </style:style>
    <style:style style:name="TableCell15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7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9" style:family="table-cell">
      <style:table-cell-properties fo:border-top="0.0069in solid #00000A" fo:border-left="0.0069in solid #00000A" fo:border-bottom="0.0069in solid #00000A" fo:border-right="0.0069in solid #000000" style:writing-mode="lr-tb" fo:padding-top="0.0708in" fo:padding-left="0.043in" fo:padding-bottom="0.0708in" fo:padding-right="0.043in"/>
    </style:style>
    <style:style style:name="P2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1" style:family="table-cell">
      <style:table-cell-properties fo:border-top="0.0069in solid #000000" fo:border-left="0.0069in solid #000000" fo:border-bottom="0.0069in solid #00000A" fo:border-right="none" fo:background-color="#FFFFFF" style:writing-mode="lr-tb" fo:padding-top="0.0708in" fo:padding-left="0.043in" fo:padding-bottom="0.0708in" fo:padding-right="0.043in"/>
    </style:style>
    <style:style style:name="P22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3" style:family="table-cell">
      <style:table-cell-properties fo:border-top="0.0069in solid #000000" fo:border-left="0.0069in solid #C0C0C0" fo:border-bottom="0.0069in solid #00000A" fo:border-right="0.0069in solid #000000" fo:background-color="#FFFFFF" style:writing-mode="lr-tb" fo:padding-top="0.0708in" fo:padding-left="0.043in" fo:padding-bottom="0.0708in" fo:padding-right="0.043in"/>
    </style:style>
    <style:style style:name="P24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P25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P26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P27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P28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P29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4" style:parent-style-name="ConsPlusNormal" style:family="paragraph">
      <style:text-properties style:font-name="Times New Roman" style:font-name-complex="Times New Roman" fo:font-size="9pt" style:font-size-asian="9pt" style:font-size-complex="9pt"/>
    </style:style>
    <style:style style:name="TableCell3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7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3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4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5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4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48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4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5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5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6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5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59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6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6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6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7" style:parent-style-name="ConsPlusNormal" style:family="paragraph">
      <style:text-properties style:font-name="Times New Roman" style:font-name-complex="Times New Roman" fo:font-size="9pt" style:font-size-asian="9pt" style:font-size-complex="9pt"/>
    </style:style>
    <style:style style:name="TableCell6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70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7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7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7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8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7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8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81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8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8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8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8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8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89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9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9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92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9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9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9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9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9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00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10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0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03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10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0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0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107" style:family="table-row">
      <style:table-row-properties style:min-row-height="0.1868in" style:use-optimal-row-height="false"/>
    </style:style>
    <style:style style:name="TableCell10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0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1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11" style:parent-style-name="ConsPlusNormal" style:family="paragraph">
      <style:text-properties style:font-name="Times New Roman" style:font-name-complex="Times New Roman" fo:font-size="9pt" style:font-size-asian="9pt" style:font-size-complex="9pt"/>
    </style:style>
    <style:style style:name="TableCell11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1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14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115" style:parent-style-name="ConsPlusNormal" style:family="paragraph">
      <style:text-properties style:font-name="Times New Roman" style:font-name-complex="Times New Roman" fo:font-size="9pt" style:font-size-asian="9pt" style:font-size-complex="9pt"/>
    </style:style>
    <style:style style:name="TableCell11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17" style:parent-style-name="ConsPlusNormal" style:family="paragraph">
      <style:text-properties style:font-name="Times New Roman" style:font-name-complex="Times New Roman" fo:font-size="9pt" style:font-size-asian="9pt" style:font-size-complex="9pt"/>
    </style:style>
    <style:style style:name="TableRow118" style:family="table-row">
      <style:table-row-properties style:min-row-height="0.3125in" style:use-optimal-row-height="false"/>
    </style:style>
    <style:style style:name="TableRow119" style:family="table-row">
      <style:table-row-properties style:min-row-height="0.3125in" style:use-optimal-row-height="false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2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2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24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12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2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27" style:family="table-cell">
      <style:table-cell-properties fo:border-top="0.0069in solid #00000A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P128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29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30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3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3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35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13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3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38" style:family="table-cell">
      <style:table-cell-properties fo:border-top="0.0069in solid #00000A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P139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40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41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4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4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46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14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4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49" style:family="table-cell">
      <style:table-cell-properties fo:border-top="0.0069in solid #00000A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P150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51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52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5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56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57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5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5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60" style:family="table-cell">
      <style:table-cell-properties fo:border-top="0.0069in solid #00000A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P161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62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63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6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67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68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6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7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71" style:family="table-cell">
      <style:table-cell-properties fo:border-top="0.0069in solid #00000A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P172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73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74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7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78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79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8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8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82" style:family="table-cell">
      <style:table-cell-properties fo:border-top="0.0069in solid #00000A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P183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84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85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188" style:parent-style-name="ConsPlusNormal" style:family="paragraph">
      <style:paragraph-properties fo:text-align="center"/>
    </style:style>
    <style:style style:name="TableCell189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190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19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93" style:family="table-cell">
      <style:table-cell-properties fo:border-top="none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T194" style:parent-style-name="Основнойшрифтабзаца" style:family="text">
      <style:text-properties style:font-name="Times New Roman" fo:font-size="9pt" style:font-size-asian="9pt" style:font-size-complex="9pt"/>
    </style:style>
    <style:style style:name="T195" style:parent-style-name="Основнойшрифтабзаца" style:family="text">
      <style:text-properties style:font-name="Times New Roman"/>
    </style:style>
    <style:style style:name="T196" style:parent-style-name="Основнойшрифтабзаца" style:family="text">
      <style:text-properties style:font-name="Times New Roman" fo:font-size="9pt" style:font-size-asian="9pt" style:font-size-complex="9pt"/>
    </style:style>
    <style:style style:name="TableCell197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198" style:parent-style-name="Standard" style:family="paragraph">
      <style:text-properties style:font-name="Times New Roma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01" style:parent-style-name="ConsPlusNormal" style:family="paragraph">
      <style:paragraph-properties fo:text-align="center"/>
    </style:style>
    <style:style style:name="TableCell202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203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0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06" style:family="table-cell">
      <style:table-cell-properties fo:border-top="none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P207" style:parent-style-name="Standard" style:family="paragraph">
      <style:paragraph-properties fo:text-align="center"/>
      <style:text-properties style:font-name="Times New Roman" fo:font-size="9pt" style:font-size-asian="9pt" style:font-size-complex="9pt"/>
    </style:style>
    <style:style style:name="TableCell208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209" style:parent-style-name="Standard" style:family="paragraph">
      <style:paragraph-properties fo:text-align="center"/>
      <style:text-properties style:font-name="Times New Roman" fo:font-size="9pt" style:font-size-asian="9pt" style:font-size-complex="9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1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13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214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1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1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17" style:family="table-cell">
      <style:table-cell-properties fo:border-top="none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P218" style:parent-style-name="Standard" style:family="paragraph">
      <style:paragraph-properties fo:text-align="center"/>
      <style:text-properties style:font-name="Times New Roman" fo:font-size="9pt" style:font-size-asian="9pt" style:font-size-complex="9pt"/>
    </style:style>
    <style:style style:name="TableCell219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220" style:parent-style-name="Standard" style:family="paragraph">
      <style:paragraph-properties fo:text-align="center"/>
      <style:text-properties style:font-name="Times New Roman" fo:font-size="9pt" style:font-size-asian="9pt" style:font-size-complex="9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2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24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25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2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2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28" style:family="table-cell">
      <style:table-cell-properties fo:border-top="0.0069in solid #00000A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P229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30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31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3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35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36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3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3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39" style:family="table-cell">
      <style:table-cell-properties fo:border-top="0.0069in solid #00000A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P240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41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42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4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46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47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4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4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50" style:family="table-cell">
      <style:table-cell-properties fo:border-top="0.0069in solid #00000A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P251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52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53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5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57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58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5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6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61" style:family="table-cell">
      <style:table-cell-properties fo:border-top="0.0069in solid #00000A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P262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63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64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6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68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69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7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7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72" style:family="table-cell">
      <style:table-cell-properties fo:border-top="0.0069in solid #00000A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P273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74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75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276" style:family="table-row">
      <style:table-row-properties style:min-row-height="0.1868in" style:use-optimal-row-height="false"/>
    </style:style>
    <style:style style:name="TableCell27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7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79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80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8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8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83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28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8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8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287" style:family="table-row">
      <style:table-row-properties style:min-row-height="0.1868in" style:use-optimal-row-height="false"/>
    </style:style>
    <style:style style:name="TableCell28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8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90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91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9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9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94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29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9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9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298" style:family="table-row">
      <style:table-row-properties style:min-row-height="0.1868in" style:use-optimal-row-height="false"/>
    </style:style>
    <style:style style:name="TableCell29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0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01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302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30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0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05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30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0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0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309" style:family="table-row">
      <style:table-row-properties style:min-row-height="0.1868in" style:use-optimal-row-height="false"/>
    </style:style>
    <style:style style:name="TableCell31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1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12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313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31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1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16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31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1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1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320" style:family="table-row">
      <style:table-row-properties style:min-row-height="0.1868in" style:use-optimal-row-height="false"/>
    </style:style>
    <style:style style:name="TableCell32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2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23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324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32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2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27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328" style:parent-style-name="ConsPlusNormal" style:family="paragraph">
      <style:text-properties style:font-name="Times New Roman" style:font-name-complex="Times New Roman" fo:font-size="9pt" style:font-size-asian="9pt" style:font-size-complex="9pt"/>
    </style:style>
    <style:style style:name="TableCell32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30" style:parent-style-name="ConsPlusNormal" style:family="paragraph">
      <style:text-properties style:font-name="Times New Roman" style:font-name-complex="Times New Roman" fo:font-size="9pt" style:font-size-asian="9pt" style:font-size-complex="9pt"/>
    </style:style>
    <style:style style:name="TableRow331" style:family="table-row">
      <style:table-row-properties style:min-row-height="0.1868in" style:use-optimal-row-height="false"/>
    </style:style>
    <style:style style:name="TableCell33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3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34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335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33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3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38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33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4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4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342" style:family="table-row">
      <style:table-row-properties style:min-row-height="0.1868in" style:use-optimal-row-height="false"/>
    </style:style>
    <style:style style:name="TableCell34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4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45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346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34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4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49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35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5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5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353" style:family="table-row">
      <style:table-row-properties style:min-row-height="0.1868in" style:use-optimal-row-height="false"/>
    </style:style>
    <style:style style:name="TableCell35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5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5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57" style:parent-style-name="ConsPlusNormal" style:family="paragraph">
      <style:text-properties style:font-name="Times New Roman" style:font-name-complex="Times New Roman" fo:font-size="9pt" style:font-size-asian="9pt" style:font-size-complex="9pt"/>
    </style:style>
    <style:style style:name="TableCell35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5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60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36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6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6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364" style:family="table-row">
      <style:table-row-properties style:min-row-height="0.3125in" style:use-optimal-row-height="false"/>
    </style:style>
    <style:style style:name="TableRow365" style:family="table-row">
      <style:table-row-properties style:min-row-height="0.3125in" style:use-optimal-row-height="false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6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6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70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37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7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73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37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7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7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7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8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81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38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8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84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38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8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8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</office:automatic-styles>
  <office:body>
    <office:text text:use-soft-page-breaks="true">
      <text:p text:style-name="P1">Форма 4.11 Информация о выводе объектов теплоснабжения МУП «Балаково-Водоканал» из эксплуатации и основаниях ограничения, прекращения подачи тепловой энергии потребителям</text:p>
      <text:p text:style-name="P2"><text:span text:style-name="T3">за<text:s/></text:span><text:span text:style-name="T4">IV</text:span><text:span text:style-name="T5"><text:s/>квартал</text:span><text:span text:style-name="T6"><text:s/>2020г.</text:span>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N п/п</text:p>
          </table:table-cell>
          <table:table-cell table:style-name="TableCell17">
            <text:p text:style-name="P18">Наименование параметра</text:p>
          </table:table-cell>
          <table:table-cell table:style-name="TableCell19">
            <text:p text:style-name="P20">Единица измерения</text:p>
          </table:table-cell>
          <table:table-cell table:style-name="TableCell21">
            <text:p text:style-name="P22"><text:bookmark-start text:name="P7"/><text:bookmark-end text:name="P7"/>Вид деятельности:<text:line-break/><text:s text:c="2"/>- Передача. Тепловая энергия<text:line-break/>Территория оказания услуг:<text:line-break/><text:s text:c="2"/>- Балаковский муниципальный район, Город Балаково (63607101);<text:line-break/>Централизованная система теплоснабжения:<text:line-break/><text:s text:c="2"/>- наименование отсутствует</text:p>
          </table:table-cell>
          <table:table-cell table:style-name="TableCell23">
            <text:p text:style-name="P24">Вид деятельности:</text:p>
            <text:p text:style-name="P25"><text:s text:c="2"/>- Производство тепловой энергии. Некомбинированная выработка</text:p>
            <text:p text:style-name="P26">Территория оказания услуг:</text:p>
            <text:p text:style-name="P27"><text:s text:c="2"/>- Балаковский муниципальный район, Быково -Отрогское (63607415);</text:p>
            <text:p text:style-name="P28">Централизованная система теплоснабжения:</text:p>
            <text:p text:style-name="P29"><text:s text:c="2"/>- наименование отсутствует</text:p>
          </table:table-cell>
        </table:table-row>
        <table:table-row table:style-name="TableRow30">
          <table:table-cell table:style-name="TableCell31">
            <text:p text:style-name="P32">1</text:p>
          </table:table-cell>
          <table:table-cell table:style-name="TableCell33">
            <text:p text:style-name="P34">Сведения о выводе источников тепловой энергии из эксплуатации</text:p>
          </table:table-cell>
          <table:table-cell table:style-name="TableCell35">
            <text:p text:style-name="P36">x</text:p>
          </table:table-cell>
          <table:table-cell table:style-name="TableCell37">
            <text:p text:style-name="P38">x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1.1</text:p>
          </table:table-cell>
          <table:table-cell table:style-name="TableCell44">
            <text:p text:style-name="P45">Наименование выведенного источника тепловой энергии</text:p>
          </table:table-cell>
          <table:table-cell table:style-name="TableCell46">
            <text:p text:style-name="P47">x</text:p>
          </table:table-cell>
          <table:table-cell table:style-name="TableCell48">
            <text:p text:style-name="P49">-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1.2</text:p>
          </table:table-cell>
          <table:table-cell table:style-name="TableCell55">
            <text:p text:style-name="P56">Дата вывода</text:p>
          </table:table-cell>
          <table:table-cell table:style-name="TableCell57">
            <text:p text:style-name="P58">x</text:p>
          </table:table-cell>
          <table:table-cell table:style-name="TableCell59">
            <text:p text:style-name="P60">-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2</text:p>
          </table:table-cell>
          <table:table-cell table:style-name="TableCell66">
            <text:p text:style-name="P67">Сведения о выводе тепловых сетей из эксплуатации</text:p>
          </table:table-cell>
          <table:table-cell table:style-name="TableCell68">
            <text:p text:style-name="P69">x</text:p>
          </table:table-cell>
          <table:table-cell table:style-name="TableCell70">
            <text:p text:style-name="P71">x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2.1.1</text:p>
          </table:table-cell>
          <table:table-cell table:style-name="TableCell77">
            <text:p text:style-name="P78">Наименование тепловой сети</text:p>
          </table:table-cell>
          <table:table-cell table:style-name="TableCell79">
            <text:p text:style-name="P80">x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2.1.2</text:p>
          </table:table-cell>
          <table:table-cell table:style-name="TableCell88">
            <text:p text:style-name="P89">Дата вывода</text:p>
          </table:table-cell>
          <table:table-cell table:style-name="TableCell90">
            <text:p text:style-name="P91">x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2.2.1</text:p>
          </table:table-cell>
          <table:table-cell table:style-name="TableCell99">
            <text:p text:style-name="P100">Наименование тепловой сети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 table:number-rows-spanned="3">
            <text:p text:style-name="P109">3</text:p>
          </table:table-cell>
          <table:table-cell table:style-name="TableCell110" table:number-rows-spanned="3">
            <text:p text:style-name="P111">Сведения об основаниях ограничения подачи тепловой энергии тепловой энергии</text:p>
          </table:table-cell>
          <table:table-cell table:style-name="TableCell112" table:number-rows-spanned="3">
            <text:p text:style-name="P113">x</text:p>
          </table:table-cell>
          <table:table-cell table:style-name="TableCell114" table:number-rows-spanned="3">
            <text:p text:style-name="P115"/>
          </table:table-cell>
          <table:table-cell table:style-name="TableCell116" table:number-rows-spanned="3">
            <text:p text:style-name="P117"/>
          </table:table-cell>
        </table:table-row>
        <table:table-row table:style-name="TableRow118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119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120">
          <table:table-cell table:style-name="TableCell121">
            <text:p text:style-name="P122">3.1</text:p>
          </table:table-cell>
          <table:table-cell table:style-name="TableCell123">
            <text:p text:style-name="P124">Описание ограничения подачи тепловой энергии потребителям</text:p>
          </table:table-cell>
          <table:table-cell table:style-name="TableCell125">
            <text:p text:style-name="P126">x</text:p>
          </table:table-cell>
          <table:table-cell table:style-name="TableCell127">
            <text:p text:style-name="P128">Ремонтные работы (Линейное сооружение<text:s/>-линия теплосснабжения( от существующего колодца в районе ЦТП 30 В ж/д №45 до ул. Каховская ) ограничение услуги ЦО)</text:p>
          </table:table-cell>
          <table:table-cell table:style-name="TableCell129">
            <text:p text:style-name="P130">Ремонтные работы ( течь теплотрассы с Быков Отрог ограниченные услуги ЦО)</text:p>
          </table:table-cell>
        </table:table-row>
        <table:table-row table:style-name="TableRow131">
          <table:table-cell table:style-name="TableCell132">
            <text:p text:style-name="P133">3.1.1</text:p>
          </table:table-cell>
          <table:table-cell table:style-name="TableCell134">
            <text:p text:style-name="P135">Дата начала ограничения</text:p>
          </table:table-cell>
          <table:table-cell table:style-name="TableCell136">
            <text:p text:style-name="P137">x</text:p>
          </table:table-cell>
          <table:table-cell table:style-name="TableCell138">
            <text:p text:style-name="P139">03.10.2020</text:p>
          </table:table-cell>
          <table:table-cell table:style-name="TableCell140">
            <text:p text:style-name="P141">19.11.2020</text:p>
          </table:table-cell>
        </table:table-row>
        <table:table-row table:style-name="TableRow142">
          <table:table-cell table:style-name="TableCell143">
            <text:p text:style-name="P144">3.1.2</text:p>
          </table:table-cell>
          <table:table-cell table:style-name="TableCell145">
            <text:p text:style-name="P146">Дата завершения ограничения</text:p>
          </table:table-cell>
          <table:table-cell table:style-name="TableCell147">
            <text:p text:style-name="P148">x</text:p>
          </table:table-cell>
          <table:table-cell table:style-name="TableCell149">
            <text:p text:style-name="P150">03.10.2020</text:p>
          </table:table-cell>
          <table:table-cell table:style-name="TableCell151">
            <text:p text:style-name="P152">19.11.2020</text:p>
          </table:table-cell>
        </table:table-row>
        <table:table-row table:style-name="TableRow153">
          <table:table-cell table:style-name="TableCell154">
            <text:p text:style-name="P155">3.2</text:p>
          </table:table-cell>
          <table:table-cell table:style-name="TableCell156">
            <text:p text:style-name="P157">Описание ограничения подачи тепловой энергии потребителям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Ремонтные работы (Линейное сооружение -линия теплосснабжения( от существующего колодца в районе ЦТП 30 В ж/д №45 до ул. Каховская )<text:s/>ограничение услуги ЦО)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3.2.1</text:p>
          </table:table-cell>
          <table:table-cell table:style-name="TableCell167">
            <text:p text:style-name="P168">Дата начала ограничения</text:p>
          </table:table-cell>
          <table:table-cell table:style-name="TableCell169">
            <text:p text:style-name="P170"/>
          </table:table-cell>
          <table:table-cell table:style-name="TableCell171">
            <text:p text:style-name="P172">05.10.2020</text:p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3.2.2</text:p>
          </table:table-cell>
          <table:table-cell table:style-name="TableCell178">
            <text:p text:style-name="P179">Дата завершения ограничения</text:p>
          </table:table-cell>
          <table:table-cell table:style-name="TableCell180">
            <text:p text:style-name="P181"/>
          </table:table-cell>
          <table:table-cell table:style-name="TableCell182">
            <text:p text:style-name="P183">05.10.2020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3.3.</text:p>
          </table:table-cell>
          <table:table-cell table:style-name="TableCell189">
            <text:p text:style-name="P190">Описание ограничения подачи тепловой энергии потребителям</text:p>
          </table:table-cell>
          <table:table-cell table:style-name="TableCell191">
            <text:p text:style-name="P192"/>
          </table:table-cell>
          <table:table-cell table:style-name="TableCell193">
            <text:p text:style-name="Standard"><text:span text:style-name="T194">Ремонтные работы теплотрасса <text:s/>от ЦТП-76 до УТ-1 по ул.Степная ж/д102</text:span><text:span text:style-name="T195"><text:s/></text:span><text:span text:style-name="T196">ограничение ЦО )</text:span>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3.3.1.</text:p>
          </table:table-cell>
          <table:table-cell table:style-name="TableCell202">
            <text:p text:style-name="P203">Дата начала ограничения</text:p>
          </table:table-cell>
          <table:table-cell table:style-name="TableCell204">
            <text:p text:style-name="P205"/>
          </table:table-cell>
          <table:table-cell table:style-name="TableCell206">
            <text:p text:style-name="P207">13.10.2020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3.3.2</text:p>
          </table:table-cell>
          <table:table-cell table:style-name="TableCell213">
            <text:p text:style-name="P214">Дата завершения ограничения</text:p>
          </table:table-cell>
          <table:table-cell table:style-name="TableCell215">
            <text:p text:style-name="P216"/>
          </table:table-cell>
          <table:table-cell table:style-name="TableCell217">
            <text:p text:style-name="P218">13.10.2020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3.4</text:p>
          </table:table-cell>
          <table:table-cell table:style-name="TableCell224">
            <text:p text:style-name="P225">Описание ограничения подачи тепловой энергии потребителям</text:p>
          </table:table-cell>
          <table:table-cell table:style-name="TableCell226">
            <text:p text:style-name="P227"/>
          </table:table-cell>
          <table:table-cell table:style-name="TableCell228">
            <text:p text:style-name="P229">Ремонтные работы( сооружение- теплотрасса( транзит),ж/д №7по ул. Красноармейская,<text:s/>,ограничение услуги ЦО)</text:p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3.4.1</text:p>
          </table:table-cell>
          <table:table-cell table:style-name="TableCell235">
            <text:p text:style-name="P236">Дата начала ограничения</text:p>
          </table:table-cell>
          <table:table-cell table:style-name="TableCell237">
            <text:p text:style-name="P238"/>
          </table:table-cell>
          <table:table-cell table:style-name="TableCell239">
            <text:p text:style-name="P240">19.10.2020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3.4.2</text:p>
          </table:table-cell>
          <table:table-cell table:style-name="TableCell246">
            <text:p text:style-name="P247">Дата завершения ограничения</text:p>
          </table:table-cell>
          <table:table-cell table:style-name="TableCell248">
            <text:p text:style-name="P249"/>
          </table:table-cell>
          <table:table-cell table:style-name="TableCell250">
            <text:p text:style-name="P251">20.10.2020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3.5</text:p>
          </table:table-cell>
          <table:table-cell table:style-name="TableCell257">
            <text:p text:style-name="P258">Описание ограничения подачи тепловой энергии потребителям</text:p>
          </table:table-cell>
          <table:table-cell table:style-name="TableCell259">
            <text:p text:style-name="P260"/>
          </table:table-cell>
          <table:table-cell table:style-name="TableCell261">
            <text:p text:style-name="P262">Ремонтные работы,сооружение (теплотрасса с ГВС) <text:s/>трубопровод от насосной<text:s/>станции до ТК 3-2-16 с ответвлениями на ,ж/д №1, с 30 лет Победы ограничение услуги ГВС)</text:p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3.5.1</text:p>
          </table:table-cell>
          <table:table-cell table:style-name="TableCell268">
            <text:p text:style-name="P269">Дата начала ограничения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21.10.2020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3.5.2</text:p>
          </table:table-cell>
          <table:table-cell table:style-name="TableCell279">
            <text:p text:style-name="P280">Дата завершения ограничения</text:p>
          </table:table-cell>
          <table:table-cell table:style-name="TableCell281">
            <text:p text:style-name="P282"/>
          </table:table-cell>
          <table:table-cell table:style-name="TableCell283">
            <text:p text:style-name="P284">23.10.2020</text:p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3.6</text:p>
          </table:table-cell>
          <table:table-cell table:style-name="TableCell290">
            <text:p text:style-name="P291">Описание ограничения подачи тепловой энергии потребителям</text:p>
          </table:table-cell>
          <table:table-cell table:style-name="TableCell292">
            <text:p text:style-name="P293"/>
          </table:table-cell>
          <table:table-cell table:style-name="TableCell294">
            <text:p text:style-name="P295">Ремонтные<text:s/>работы(сооружение теплотрасса <text:s/>с ГВС )- трубопровод от ж/д №31 по ул. Минская ж/д № 33, ограничение услуги ЦО)</text:p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3.6.1</text:p>
          </table:table-cell>
          <table:table-cell table:style-name="TableCell301">
            <text:p text:style-name="P302">Дата начала ограничения</text:p>
          </table:table-cell>
          <table:table-cell table:style-name="TableCell303">
            <text:p text:style-name="P304"/>
          </table:table-cell>
          <table:table-cell table:style-name="TableCell305">
            <text:p text:style-name="P306">15.12.2020</text:p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3.6.2</text:p>
          </table:table-cell>
          <table:table-cell table:style-name="TableCell312">
            <text:p text:style-name="P313">Дата завершения ограничения</text:p>
          </table:table-cell>
          <table:table-cell table:style-name="TableCell314">
            <text:p text:style-name="P315"/>
          </table:table-cell>
          <table:table-cell table:style-name="TableCell316">
            <text:p text:style-name="P317">15.12.2020</text:p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3.7</text:p>
          </table:table-cell>
          <table:table-cell table:style-name="TableCell323">
            <text:p text:style-name="P324">Описание ограничения подачи тепловой энергии<text:s/>потребителям</text:p>
          </table:table-cell>
          <table:table-cell table:style-name="TableCell325">
            <text:p text:style-name="P326"/>
          </table:table-cell>
          <table:table-cell table:style-name="TableCell327">
            <text:p text:style-name="P328">Ремонтные работы(трубопровод ул. Волжская ж/д №57, ограничение услуги ГВС)</text:p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>3.7.1</text:p>
          </table:table-cell>
          <table:table-cell table:style-name="TableCell334">
            <text:p text:style-name="P335">Дата начала ограничения</text:p>
          </table:table-cell>
          <table:table-cell table:style-name="TableCell336">
            <text:p text:style-name="P337"/>
          </table:table-cell>
          <table:table-cell table:style-name="TableCell338">
            <text:p text:style-name="P339">30.12.2020</text:p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>3.7.2</text:p>
          </table:table-cell>
          <table:table-cell table:style-name="TableCell345">
            <text:p text:style-name="P346">Дата завершения ограничения</text:p>
          </table:table-cell>
          <table:table-cell table:style-name="TableCell347">
            <text:p text:style-name="P348"/>
          </table:table-cell>
          <table:table-cell table:style-name="TableCell349">
            <text:p text:style-name="P350">30.12.2020</text:p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 table:number-rows-spanned="3">
            <text:p text:style-name="P355">4</text:p>
          </table:table-cell>
          <table:table-cell table:style-name="TableCell356" table:number-rows-spanned="3">
            <text:p text:style-name="P357">Сведения об основаниях прекращения подачи тепловой энергии потребителям</text:p>
          </table:table-cell>
          <table:table-cell table:style-name="TableCell358" table:number-rows-spanned="3">
            <text:p text:style-name="P359"/>
          </table:table-cell>
          <table:table-cell table:style-name="TableCell360" table:number-rows-spanned="3">
            <text:p text:style-name="P361"/>
          </table:table-cell>
          <table:table-cell table:style-name="TableCell362" table:number-rows-spanned="3">
            <text:p text:style-name="P363"/>
          </table:table-cell>
        </table:table-row>
        <table:table-row table:style-name="TableRow364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365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366">
          <table:table-cell table:style-name="TableCell367">
            <text:p text:style-name="P368">4.1</text:p>
          </table:table-cell>
          <table:table-cell table:style-name="TableCell369">
            <text:p text:style-name="P370">Описание прекращения режима потребления</text:p>
          </table:table-cell>
          <table:table-cell table:style-name="TableCell371">
            <text:p text:style-name="P372">x</text:p>
          </table:table-cell>
          <table:table-cell table:style-name="TableCell373">
            <text:p text:style-name="P374">-</text:p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>4.2</text:p>
          </table:table-cell>
          <table:table-cell table:style-name="TableCell380">
            <text:p text:style-name="P381">Дата прекращения</text:p>
          </table:table-cell>
          <table:table-cell table:style-name="TableCell382">
            <text:p text:style-name="P383">x</text:p>
          </table:table-cell>
          <table:table-cell table:style-name="TableCell384">
            <text:p text:style-name="P385">-</text:p>
          </table:table-cell>
          <table:table-cell table:style-name="TableCell386">
            <text:p text:style-name="P387"/>
          </table:table-cell>
        </table:table-row>
      </table:table>
      <text:p text:style-name="ConsPlusNormal"><text:s text:c="12"/></text:p>
      <text:p text:style-name="ConsPlus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ConsPlusNormal" style:display-name="ConsPlusNormal" style:family="paragraph">
      <style:paragraph-properties fo:margin-bottom="0in" fo:line-height="100%"/>
      <style:text-properties style:font-name-asian="Times New Roman" style:font-name-complex="Calibri" style:font-size-complex="10pt" style:language-asian="ru" style:country-asian="RU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972in" fo:margin-left="0.4923in" fo:margin-bottom="0.2048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Морозова Елена</meta:initial-creator>
    <dc:creator>Морозова Елена</dc:creator>
    <meta:creation-date>2019-07-09T06:24:00Z</meta:creation-date>
    <dc:date>2021-01-12T04:50:00Z</dc:date>
    <meta:print-date>2021-01-11T11:36:00Z</meta:print-date>
    <meta:template xlink:href="Normal" xlink:type="simple"/>
    <meta:editing-cycles>19</meta:editing-cycles>
    <meta:editing-duration>PT72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498" meta:character-count="3332" meta:row-count="23" meta:non-whitespace-character-count="2840"/>
  </office:meta>
</office:document-meta>
</file>